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Text_20_body" style:list-style-name="L1">
      <style:text-properties fo:font-size="6pt" style:font-size-asian="5.25pt" style:font-size-complex="6pt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  <style:text-properties fo:font-size="6pt" style:font-size-asian="5.25pt" style:font-size-complex="6pt"/>
    </style:style>
    <style:style style:name="P6" style:family="paragraph" style:parent-style-name="Preformatted_20_Text">
      <style:paragraph-properties style:writing-mode="lr-tb"/>
      <style:text-properties fo:font-size="6pt" style:font-size-asian="5.25pt" style:font-size-complex="6pt"/>
    </style:style>
    <style:style style:name="P7" style:family="paragraph" style:parent-style-name="Preformatted_20_Text">
      <style:paragraph-properties fo:margin-top="0in" fo:margin-bottom="0.1965in" style:contextual-spacing="false" style:writing-mode="lr-tb"/>
      <style:text-properties fo:font-size="6pt" style:font-size-asian="5.25pt" style:font-size-complex="6pt"/>
    </style:style>
    <style:style style:name="P8" style:family="paragraph" style:parent-style-name="Heading_20_2">
      <style:text-properties fo:font-size="6pt" style:font-size-asian="5.25pt" style:font-size-complex="6pt"/>
    </style:style>
    <style:style style:name="P9" style:family="paragraph" style:parent-style-name="Heading_20_3">
      <style:text-properties fo:font-size="6pt" style:font-size-asian="5.25pt" style:font-size-complex="6pt"/>
    </style:style>
    <style:style style:name="P10" style:family="paragraph" style:parent-style-name="Text_20_body" style:list-style-name="L2"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text-properties fo:font-size="6pt" style:font-size-asian="5.25pt" style:font-size-complex="6pt"/>
    </style:style>
    <style:style style:name="P15" style:family="paragraph" style:parent-style-name="Text_20_body" style:list-style-name="L7">
      <style:text-properties fo:font-size="6pt" style:font-size-asian="5.25pt" style:font-size-complex="6pt"/>
    </style:style>
    <style:style style:name="P16" style:family="paragraph" style:parent-style-name="Text_20_body" style:list-style-name="L8">
      <style:text-properties fo:font-size="6pt" style:font-size-asian="5.25pt" style:font-size-complex="6pt"/>
    </style:style>
    <style:style style:name="P17" style:family="paragraph" style:parent-style-name="Text_20_body" style:list-style-name="L9">
      <style:text-properties fo:font-size="6pt" style:font-size-asian="5.25pt" style:font-size-complex="6pt"/>
    </style:style>
    <style:style style:name="P18" style:family="paragraph" style:parent-style-name="Text_20_body" style:list-style-name="L10">
      <style:text-properties fo:font-size="6pt" style:font-size-asian="5.25pt" style:font-size-complex="6pt"/>
    </style:style>
    <style:style style:name="P19" style:family="paragraph" style:parent-style-name="Text_20_body" style:list-style-name="L11">
      <style:text-properties fo:font-size="6pt" style:font-size-asian="5.25pt" style:font-size-complex="6pt"/>
    </style:style>
    <style:style style:name="P20" style:family="paragraph" style:parent-style-name="Text_20_body" style:list-style-name="L12">
      <style:text-properties fo:font-size="6pt" style:font-size-asian="5.25pt" style:font-size-complex="6pt"/>
    </style:style>
    <style:style style:name="P21" style:family="paragraph" style:parent-style-name="Text_20_body" style:list-style-name="L13">
      <style:text-properties fo:font-size="6pt" style:font-size-asian="5.25pt" style:font-size-complex="6pt"/>
    </style:style>
    <style:style style:name="P22" style:family="paragraph" style:parent-style-name="Text_20_body" style:list-style-name="L14">
      <style:text-properties fo:font-size="6pt" style:font-size-asian="5.25pt" style:font-size-complex="6pt"/>
    </style:style>
    <style:style style:name="P23" style:family="paragraph" style:parent-style-name="Text_20_body" style:list-style-name="L15">
      <style:text-properties fo:font-size="6pt" style:font-size-asian="5.25pt" style:font-size-complex="6pt"/>
    </style:style>
    <style:style style:name="P24" style:family="paragraph" style:parent-style-name="Text_20_body" style:list-style-name="L16">
      <style:text-properties fo:font-size="6pt" style:font-size-asian="5.25pt" style:font-size-complex="6pt"/>
    </style:style>
    <style:style style:name="P25" style:family="paragraph" style:parent-style-name="Text_20_body" style:list-style-name="L17">
      <style:text-properties fo:font-size="6pt" style:font-size-asian="5.25pt" style:font-size-complex="6pt"/>
    </style:style>
    <style:style style:name="P26" style:family="paragraph" style:parent-style-name="Text_20_body" style:list-style-name="L18">
      <style:text-properties fo:font-size="6pt" style:font-size-asian="5.25pt" style:font-size-complex="6pt"/>
    </style:style>
    <style:style style:name="P27" style:family="paragraph" style:parent-style-name="Text_20_body" style:list-style-name="L19">
      <style:text-properties fo:font-size="6pt" style:font-size-asian="5.25pt" style:font-size-complex="6pt"/>
    </style:style>
    <style:style style:name="P28" style:family="paragraph" style:parent-style-name="Text_20_body" style:list-style-name="L20">
      <style:text-properties fo:font-size="6pt" style:font-size-asian="5.25pt" style:font-size-complex="6pt"/>
    </style:style>
    <style:style style:name="P29" style:family="paragraph" style:parent-style-name="Text_20_body" style:list-style-name="L21">
      <style:text-properties fo:font-size="6pt" style:font-size-asian="5.25pt" style:font-size-complex="6pt"/>
    </style:style>
    <style:style style:name="P30" style:family="paragraph" style:parent-style-name="Text_20_body" style:list-style-name="L22">
      <style:text-properties fo:font-size="6pt" style:font-size-asian="5.25pt" style:font-size-complex="6pt"/>
    </style:style>
    <style:style style:name="P31" style:family="paragraph" style:parent-style-name="Text_20_body" style:list-style-name="L23">
      <style:text-properties fo:font-size="6pt" style:font-size-asian="5.25pt" style:font-size-complex="6pt"/>
    </style:style>
    <style:style style:name="P32" style:family="paragraph" style:parent-style-name="Text_20_body" style:list-style-name="L24">
      <style:text-properties fo:font-size="6pt" style:font-size-asian="5.25pt" style:font-size-complex="6pt"/>
    </style:style>
    <style:style style:name="P33" style:family="paragraph" style:parent-style-name="Text_20_body" style:list-style-name="L25">
      <style:text-properties fo:font-size="6pt" style:font-size-asian="5.25pt" style:font-size-complex="6pt"/>
    </style:style>
    <style:style style:name="P34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Document #6: RoboChef Technical System Architecture (Full Version — Executive + Deep Technical)</text:span></text:h>
      <text:p text:style-name="P2"><text:span text:style-name="Strong_20_Emphasis">Includes BOTH high-level overview and deep technical specification</text:span><text:line-break/><text:span text:style-name="Strong_20_Emphasis">Optimized for: patent support, investors, engineers, manufacturing partners.</text:span><text:line-break/><text:span text:style-name="Strong_20_Emphasis">Author: Meir Niv</text:span></text:p>
      <text:p text:style-name="P3"/>
      <text:h text:style-name="P1" text:outline-level="1"><text:span text:style-name="Strong_20_Emphasis">📘 DOCUMENT #6 — TECHNICAL SYSTEM ARCHITECTURE (ROBOCHEF)</text:span></text:h>
      <text:p text:style-name="P2"><text:span text:style-name="Strong_20_Emphasis">RoboChef: Automated Humanoid Meal-Preparation System with Encrypted Ingredient Authorization (AEC)</text:span><text:line-break/><text:span text:style-name="Strong_20_Emphasis">System Architecture Document — Version 1.0</text:span><text:line-break/><text:span text:style-name="Strong_20_Emphasis">Author: Meir Niv</text:span></text:p>
      <text:p text:style-name="P3"/>
      <text:h text:style-name="P1" text:outline-level="1"><text:span text:style-name="Strong_20_Emphasis">1. Executive Summary</text:span></text:h>
      <text:p text:style-name="P2">RoboChef is a fully autonomous cooking system that combines:</text:p>
      <text:list text:style-name="L1">
        <text:list-item>
          <text:p text:style-name="P4"><text:span text:style-name="Strong_20_Emphasis">A humanoid robotic chef</text:span> capable of performing any kitchen task a human chef performs.</text:p>
          <text:list>
            <text:list-item>
              <text:p text:style-name="P4">Uses commercial kitchen appliances (no special machines).</text:p>
            </text:list-item>
            <text:list-item>
              <text:p text:style-name="P4">Requires only spatial training to learn each user’s kitchen layout.</text:p>
            </text:list-item>
          </text:list>
        </text:list-item>
        <text:list-item>
          <text:p text:style-name="P4"><text:span text:style-name="Strong_20_Emphasis">A sealed ingredient ecosystem</text:span>, where each food package contains an <text:span text:style-name="Strong_20_Emphasis">Authorized Encrypted Code (AEC)</text:span>.</text:p>
          <text:list>
            <text:list-item>
              <text:p text:style-name="P4">Humanoid scans the AEC before use.</text:p>
            </text:list-item>
            <text:list-item>
              <text:p text:style-name="P4">System rejects any ingredient lacking the correct daily code.</text:p>
            </text:list-item>
            <text:list-item>
              <text:p text:style-name="P4">AEC is monetized — vendors purchase codes from the patent holder.</text:p>
            </text:list-item>
          </text:list>
        </text:list-item>
        <text:list-item>
          <text:p text:style-name="P4"><text:span text:style-name="Strong_20_Emphasis">Cloud-connected intelligence</text:span>:</text:p>
          <text:list>
            <text:list-item>
              <text:p text:style-name="P4">Recipe database</text:p>
            </text:list-item>
            <text:list-item>
              <text:p text:style-name="P4">User preferences</text:p>
            </text:list-item>
            <text:list-item>
              <text:p text:style-name="P4">Machine learning personalization</text:p>
            </text:list-item>
            <text:list-item>
              <text:p text:style-name="P4">Real-time safety &amp; quality monitoring</text:p>
            </text:list-item>
          </text:list>
        </text:list-item>
      </text:list>
      <text:p text:style-name="P2">This document defines the <text:span text:style-name="Strong_20_Emphasis">complete system architecture</text:span>, including hardware, software, cloud services, encryption, data flow, safety systems, and operational workflow.</text:p>
      <text:p text:style-name="P3"/>
      <text:h text:style-name="P1" text:outline-level="1"><text:span text:style-name="Strong_20_Emphasis">2. System Overview (High-Level Architecture)</text:span></text:h>
      <text:p text:style-name="P5"><text:span text:style-name="Source_20_Text">+---------------------------------------------------------------+</text:span></text:p>
      <text:p text:style-name="P6"><text:span text:style-name="Source_20_Text">| <text:s text:c="20"/>USER ENVIRONMENT <text:s text:c="25"/>|</text:span></text:p>
      <text:p text:style-name="P6"><text:span text:style-name="Source_20_Text">| <text:s text:c="2"/>- Kitchen with standard appliances <text:s text:c="25"/>|</text:span></text:p>
      <text:p text:style-name="P6"><text:span text:style-name="Source_20_Text">| <text:s text:c="2"/>- Counter, stove, oven, sink <text:s text:c="31"/>|</text:span></text:p>
      <text:p text:style-name="P6"><text:span text:style-name="Source_20_Text">| <text:s text:c="2"/>- Utensils, pots, pans <text:s text:c="37"/>|</text:span></text:p>
      <text:p text:style-name="P6"><text:span text:style-name="Source_20_Text">+-------------------------↑-------------------------------------+</text:span></text:p>
      <text:p text:style-name="P6"><text:span text:style-name="Source_20_Text"><text:s text:c="26"/>|</text:span></text:p>
      <text:p text:style-name="P6"><text:span text:style-name="Source_20_Text">+-------------------------|-------------------------------------+</text:span></text:p>
      <text:p text:style-name="P6"><text:span text:style-name="Source_20_Text">| <text:s text:c="7"/>HUMANOID ROBOT (RoboChef Unit) <text:s text:c="24"/>|</text:span></text:p>
      <text:p text:style-name="P6"><text:span text:style-name="Source_20_Text">| <text:s text:c="2"/>Vision System · Arms/Hands · Movement System <text:s text:c="14"/>|</text:span></text:p>
      <text:p text:style-name="P6"><text:span text:style-name="Source_20_Text">| <text:s text:c="2"/>Sensors · AI Controller · Local CPU/GPU <text:s text:c="19"/>|</text:span></text:p>
      <text:p text:style-name="P6"><text:span text:style-name="Source_20_Text">+-------------------------↑-------------------------------------+</text:span></text:p>
      <text:p text:style-name="P6"><text:span text:style-name="Source_20_Text"><text:s text:c="26"/>|</text:span></text:p>
      <text:p text:style-name="P6"><text:span text:style-name="Source_20_Text">+-------------------------|-------------------------------------+</text:span></text:p>
      <text:p text:style-name="P6"><text:span text:style-name="Source_20_Text">| <text:s text:c="2"/>AEC INGREDIENT SYSTEM <text:s text:c="39"/>|</text:span></text:p>
      <text:p text:style-name="P6"><text:span text:style-name="Source_20_Text">| <text:s text:c="2"/>- Sealed ingredient packs <text:s text:c="35"/>|</text:span></text:p>
      <text:p text:style-name="P6"><text:span text:style-name="Source_20_Text">| <text:s text:c="2"/>- Encrypted codes (daily) <text:s text:c="35"/>|</text:span></text:p>
      <text:p text:style-name="P6"><text:span text:style-name="Source_20_Text">| <text:s text:c="2"/>- Vendor authentication <text:s text:c="37"/>|</text:span></text:p>
      <text:p text:style-name="P6"><text:span text:style-name="Source_20_Text">+-------------------------↑-------------------------------------+</text:span></text:p>
      <text:p text:style-name="P6"><text:span text:style-name="Source_20_Text"><text:s text:c="26"/>|</text:span></text:p>
      <text:p text:style-name="P6"><text:span text:style-name="Source_20_Text">+-------------------------|-------------------------------------+</text:span></text:p>
      <text:p text:style-name="P6"><text:span text:style-name="Source_20_Text">| CLOUD AI + DATABASE + CONTROL <text:s text:c="32"/>|</text:span></text:p>
      <text:p text:style-name="P6"><text:span text:style-name="Source_20_Text">| <text:s/>Recipe Library · User Profiles · Updates · AEC Generator <text:s text:c="5"/>|</text:span></text:p>
      <text:p text:style-name="P6"><text:span text:style-name="Source_20_Text">| <text:s/>ML Recommendation Engine · Error Monitoring <text:s text:c="18"/>|</text:span></text:p>
      <text:p text:style-name="P7"><text:span text:style-name="Source_20_Text">+---------------------------------------------------------------+</text:span></text:p>
      <text:p text:style-name="P3"/>
      <text:h text:style-name="P1" text:outline-level="1"><text:soft-page-break/><text:span text:style-name="Strong_20_Emphasis">3. Subsystems Breakdown</text:span></text:h>
      <text:h text:style-name="P8" text:outline-level="2"><text:span text:style-name="Strong_20_Emphasis">3.1 Humanoid Robotic Chef</text:span></text:h>
      <text:h text:style-name="P9" text:outline-level="3"><text:span text:style-name="Strong_20_Emphasis">Capabilities</text:span></text:h>
      <text:list text:style-name="L2">
        <text:list-item>
          <text:p text:style-name="P10">Reach, grasp, lift, cut, chop, mix, pour, season</text:p>
        </text:list-item>
        <text:list-item>
          <text:p text:style-name="P10">Detect shape, texture, temperature</text:p>
        </text:list-item>
        <text:list-item>
          <text:p text:style-name="P10">Handle hot cookware</text:p>
        </text:list-item>
        <text:list-item>
          <text:p text:style-name="P10">Plate meals aesthetically</text:p>
        </text:list-item>
        <text:list-item>
          <text:p text:style-name="P10">Use ANY commercial appliance</text:p>
        </text:list-item>
      </text:list>
      <text:h text:style-name="P9" text:outline-level="3"><text:span text:style-name="Strong_20_Emphasis">Actuators</text:span></text:h>
      <text:list text:style-name="L3">
        <text:list-item>
          <text:p text:style-name="P11">22–32 DOF humanoid skeleton</text:p>
        </text:list-item>
        <text:list-item>
          <text:p text:style-name="P11">Servo motors with torque control</text:p>
        </text:list-item>
        <text:list-item>
          <text:p text:style-name="P11">Soft-grip robotic hands (with tactile sensors)</text:p>
        </text:list-item>
      </text:list>
      <text:h text:style-name="P9" text:outline-level="3"><text:span text:style-name="Strong_20_Emphasis">Sensors</text:span></text:h>
      <text:list text:style-name="L4">
        <text:list-item>
          <text:p text:style-name="P12">3D depth cameras</text:p>
        </text:list-item>
        <text:list-item>
          <text:p text:style-name="P12">RGB cameras</text:p>
        </text:list-item>
        <text:list-item>
          <text:p text:style-name="P12">Force/torque sensors in wrists</text:p>
        </text:list-item>
        <text:list-item>
          <text:p text:style-name="P12">Thermal sensors</text:p>
        </text:list-item>
        <text:list-item>
          <text:p text:style-name="P12">Load cells (for ingredient weight)</text:p>
        </text:list-item>
        <text:list-item>
          <text:p text:style-name="P12">Smell/chemical sensor (optional future version)</text:p>
        </text:list-item>
        <text:list-item>
          <text:p text:style-name="P12">Microphones for voice instructions</text:p>
        </text:list-item>
      </text:list>
      <text:h text:style-name="P9" text:outline-level="3"><text:span text:style-name="Strong_20_Emphasis">Control System</text:span></text:h>
      <text:list text:style-name="L5">
        <text:list-item>
          <text:p text:style-name="P13">Onboard CPU (x86 or ARM)</text:p>
        </text:list-item>
        <text:list-item>
          <text:p text:style-name="P13">Optional GPU module for vision inference</text:p>
        </text:list-item>
        <text:list-item>
          <text:p text:style-name="P13">Real-time OS for motor control</text:p>
        </text:list-item>
        <text:list-item>
          <text:p text:style-name="P13">Linux-based supervision layer</text:p>
        </text:list-item>
      </text:list>
      <text:p text:style-name="P3"/>
      <text:h text:style-name="P8" text:outline-level="2"><text:span text:style-name="Strong_20_Emphasis">3.2 AEC Ingredient System (Core of the Patent Claim)</text:span></text:h>
      <text:h text:style-name="P9" text:outline-level="3"><text:span text:style-name="Strong_20_Emphasis">Overview</text:span></text:h>
      <text:p text:style-name="P2">Every RoboChef-compatible ingredient package contains:</text:p>
      <text:list text:style-name="L6">
        <text:list-item>
          <text:p text:style-name="P14">A <text:span text:style-name="Strong_20_Emphasis">sealed pouch or container</text:span></text:p>
        </text:list-item>
        <text:list-item>
          <text:p text:style-name="P14">A <text:span text:style-name="Strong_20_Emphasis">machine-readable AEC tag</text:span>, containing:</text:p>
          <text:list>
            <text:list-item>
              <text:p text:style-name="P14">Vendor ID</text:p>
            </text:list-item>
            <text:list-item>
              <text:p text:style-name="P14">Batch number</text:p>
            </text:list-item>
            <text:list-item>
              <text:p text:style-name="P14">Expiration date</text:p>
            </text:list-item>
            <text:list-item>
              <text:p text:style-name="P14">Ingredient type</text:p>
            </text:list-item>
            <text:list-item>
              <text:p text:style-name="P14">Safety flags (e.g., allergy markers)</text:p>
            </text:list-item>
            <text:list-item>
              <text:p text:style-name="P14">Encrypted daily access code</text:p>
            </text:list-item>
            <text:list-item>
              <text:p text:style-name="P14">Anti-tamper signature</text:p>
            </text:list-item>
          </text:list>
        </text:list-item>
      </text:list>
      <text:h text:style-name="P9" text:outline-level="3"><text:span text:style-name="Strong_20_Emphasis">Accepted formats</text:span></text:h>
      <text:list text:style-name="L7">
        <text:list-item>
          <text:p text:style-name="P15">Barcode (2D encrypted)</text:p>
        </text:list-item>
        <text:list-item>
          <text:p text:style-name="P15">RFID/NFC with dynamic key</text:p>
        </text:list-item>
        <text:list-item>
          <text:p text:style-name="P15">Embedded microchip</text:p>
        </text:list-item>
        <text:list-item>
          <text:p text:style-name="P15"><text:soft-page-break/>QR with daily rotating encryption</text:p>
        </text:list-item>
      </text:list>
      <text:h text:style-name="P9" text:outline-level="3"><text:span text:style-name="Strong_20_Emphasis">Rejection rules</text:span></text:h>
      <text:p text:style-name="P2">RoboChef <text:span text:style-name="Strong_20_Emphasis">will NOT accept</text:span>:</text:p>
      <text:list text:style-name="L8">
        <text:list-item>
          <text:p text:style-name="P16">Torn/compromised packages</text:p>
        </text:list-item>
        <text:list-item>
          <text:p text:style-name="P16">Wrong or expired AEC</text:p>
        </text:list-item>
        <text:list-item>
          <text:p text:style-name="P16">Mismatched vendor ID</text:p>
        </text:list-item>
        <text:list-item>
          <text:p text:style-name="P16">Missing integrity signature</text:p>
        </text:list-item>
      </text:list>
      <text:h text:style-name="P9" text:outline-level="3"><text:span text:style-name="Strong_20_Emphasis">Business layer</text:span></text:h>
      <text:list text:style-name="L9">
        <text:list-item>
          <text:p text:style-name="P17">Vendors must <text:span text:style-name="Strong_20_Emphasis">purchase AEC codes</text:span></text:p>
        </text:list-item>
        <text:list-item>
          <text:p text:style-name="P17">Payment per package</text:p>
        </text:list-item>
        <text:list-item>
          <text:p text:style-name="P17">Code generator rotates keys daily</text:p>
        </text:list-item>
        <text:list-item>
          <text:p text:style-name="P17">This creates a <text:span text:style-name="Strong_20_Emphasis">recurring revenue stream</text:span></text:p>
        </text:list-item>
      </text:list>
      <text:p text:style-name="P2">This feature is <text:span text:style-name="Strong_20_Emphasis">patentable</text:span> and forms one of RoboChef’s strongest defensible moats.</text:p>
      <text:p text:style-name="P3"/>
      <text:h text:style-name="P8" text:outline-level="2"><text:span text:style-name="Strong_20_Emphasis">3.3 Cloud AI Platform</text:span></text:h>
      <text:h text:style-name="P9" text:outline-level="3"><text:span text:style-name="Strong_20_Emphasis">Functions</text:span></text:h>
      <text:list text:style-name="L10">
        <text:list-item>
          <text:p text:style-name="P18">Recipe library (global + personalized)</text:p>
        </text:list-item>
        <text:list-item>
          <text:p text:style-name="P18">AI meal generation</text:p>
        </text:list-item>
        <text:list-item>
          <text:p text:style-name="P18">User dietary preference engine</text:p>
        </text:list-item>
        <text:list-item>
          <text:p text:style-name="P18">Kitchen mapping &amp; humanoid training</text:p>
        </text:list-item>
        <text:list-item>
          <text:p text:style-name="P18">Device updates/patches</text:p>
        </text:list-item>
        <text:list-item>
          <text:p text:style-name="P18">AEC daily code distribution</text:p>
        </text:list-item>
        <text:list-item>
          <text:p text:style-name="P18">Predictive maintenance</text:p>
        </text:list-item>
        <text:list-item>
          <text:p text:style-name="P18">Analytics dashboard</text:p>
        </text:list-item>
      </text:list>
      <text:h text:style-name="P9" text:outline-level="3"><text:span text:style-name="Strong_20_Emphasis">Cloud Architecture</text:span></text:h>
      <text:list text:style-name="L11">
        <text:list-item>
          <text:p text:style-name="P19">Frontend portal (web + mobile)</text:p>
        </text:list-item>
        <text:list-item>
          <text:p text:style-name="P19">API gateway (REST/GraphQL)</text:p>
        </text:list-item>
        <text:list-item>
          <text:p text:style-name="P19">AI service cluster</text:p>
        </text:list-item>
        <text:list-item>
          <text:p text:style-name="P19">Database cluster</text:p>
        </text:list-item>
        <text:list-item>
          <text:p text:style-name="P19">AEC encryption module (HSM-secured)</text:p>
        </text:list-item>
        <text:list-item>
          <text:p text:style-name="P19">Vendor management portal</text:p>
        </text:list-item>
      </text:list>
      <text:h text:style-name="P9" text:outline-level="3"><text:span text:style-name="Strong_20_Emphasis">Security</text:span></text:h>
      <text:list text:style-name="L12">
        <text:list-item>
          <text:p text:style-name="P20">End-to-end encrypted communication</text:p>
        </text:list-item>
        <text:list-item>
          <text:p text:style-name="P20">Secure user authentication</text:p>
        </text:list-item>
        <text:list-item>
          <text:p text:style-name="P20">AEC signed with hardware security modules</text:p>
        </text:list-item>
      </text:list>
      <text:p text:style-name="P3"/>
      <text:h text:style-name="P8" text:outline-level="2"><text:span text:style-name="Strong_20_Emphasis">3.4 User Interface</text:span></text:h>
      <text:h text:style-name="P9" text:outline-level="3"><text:span text:style-name="Strong_20_Emphasis">Supported devices</text:span></text:h>
      <text:list text:style-name="L13">
        <text:list-item>
          <text:p text:style-name="P21">Mobile App</text:p>
        </text:list-item>
        <text:list-item>
          <text:p text:style-name="P21">Desktop app</text:p>
        </text:list-item>
        <text:list-item>
          <text:p text:style-name="P21">Tablet</text:p>
        </text:list-item>
        <text:list-item>
          <text:p text:style-name="P21">Smart home devices (Alexa, Google Home)</text:p>
        </text:list-item>
      </text:list>
      <text:h text:style-name="P9" text:outline-level="3"><text:soft-page-break/><text:span text:style-name="Strong_20_Emphasis">Functions</text:span></text:h>
      <text:list text:style-name="L14">
        <text:list-item>
          <text:p text:style-name="P22">Select meals</text:p>
        </text:list-item>
        <text:list-item>
          <text:p text:style-name="P22">Schedule cooking</text:p>
        </text:list-item>
        <text:list-item>
          <text:p text:style-name="P22">Add custom ingredients</text:p>
        </text:list-item>
        <text:list-item>
          <text:p text:style-name="P22">Edit family preferences</text:p>
        </text:list-item>
        <text:list-item>
          <text:p text:style-name="P22">Rate meals</text:p>
        </text:list-item>
        <text:list-item>
          <text:p text:style-name="P22">“Teach the robot” mode</text:p>
        </text:list-item>
        <text:list-item>
          <text:p text:style-name="P22">Video monitoring of cooking</text:p>
        </text:list-item>
      </text:list>
      <text:p text:style-name="P3"/>
      <text:h text:style-name="P1" text:outline-level="1"><text:span text:style-name="Strong_20_Emphasis">4. Workflow (End-to-End)</text:span></text:h>
      <text:h text:style-name="P8" text:outline-level="2"><text:span text:style-name="Strong_20_Emphasis">4.1 Meal Preparation Flow</text:span></text:h>
      <text:list text:style-name="L15">
        <text:list-item>
          <text:p text:style-name="P23">User selects a recipe</text:p>
        </text:list-item>
        <text:list-item>
          <text:p text:style-name="P23">Humanoid fetches ingredients</text:p>
        </text:list-item>
        <text:list-item>
          <text:p text:style-name="P23">Scans AEC</text:p>
        </text:list-item>
        <text:list-item>
          <text:p text:style-name="P23">If AEC valid:</text:p>
          <text:list>
            <text:list-item>
              <text:p text:style-name="P23">Opens package</text:p>
            </text:list-item>
            <text:list-item>
              <text:p text:style-name="P23">Weighs content</text:p>
            </text:list-item>
            <text:list-item>
              <text:p text:style-name="P23">Prepares ingredients</text:p>
            </text:list-item>
          </text:list>
        </text:list-item>
        <text:list-item>
          <text:p text:style-name="P23">Starts cooking process</text:p>
        </text:list-item>
        <text:list-item>
          <text:p text:style-name="P23">Adjusts flavor based on user profile</text:p>
        </text:list-item>
        <text:list-item>
          <text:p text:style-name="P23">Plates meal</text:p>
        </text:list-item>
        <text:list-item>
          <text:p text:style-name="P23">Cleans workstation</text:p>
        </text:list-item>
      </text:list>
      <text:p text:style-name="P3"/>
      <text:h text:style-name="P1" text:outline-level="1"><text:span text:style-name="Strong_20_Emphasis">5. Deep Technical Specification</text:span></text:h>
      <text:h text:style-name="P8" text:outline-level="2"><text:span text:style-name="Strong_20_Emphasis">5.1 Vision System</text:span></text:h>
      <text:h text:style-name="P9" text:outline-level="3"><text:span text:style-name="Strong_20_Emphasis">Cameras</text:span></text:h>
      <text:list text:style-name="L16">
        <text:list-item>
          <text:p text:style-name="P24">2× RGB-D cameras (front + overhead)</text:p>
        </text:list-item>
        <text:list-item>
          <text:p text:style-name="P24">1× microscopic camera for knife alignment</text:p>
        </text:list-item>
        <text:list-item>
          <text:p text:style-name="P24">1× thermal camera for saucepan/stove temperature</text:p>
        </text:list-item>
      </text:list>
      <text:h text:style-name="P9" text:outline-level="3"><text:span text:style-name="Strong_20_Emphasis">AI Modules</text:span></text:h>
      <text:list text:style-name="L17">
        <text:list-item>
          <text:p text:style-name="P25">Ingredient recognition</text:p>
        </text:list-item>
        <text:list-item>
          <text:p text:style-name="P25">Motion planning</text:p>
        </text:list-item>
        <text:list-item>
          <text:p text:style-name="P25">Gesture control</text:p>
        </text:list-item>
        <text:list-item>
          <text:p text:style-name="P25">Safety monitoring (detect humans)</text:p>
        </text:list-item>
        <text:list-item>
          <text:p text:style-name="P25">Food doneness classifier</text:p>
        </text:list-item>
      </text:list>
      <text:p text:style-name="P3"/>
      <text:h text:style-name="P8" text:outline-level="2"><text:span text:style-name="Strong_20_Emphasis">5.2 Arm/Hand Technical Specification</text:span></text:h>
      <text:h text:style-name="P9" text:outline-level="3"><text:span text:style-name="Strong_20_Emphasis">DOF</text:span></text:h>
      <text:list text:style-name="L18">
        <text:list-item>
          <text:p text:style-name="P26">7–9 DOF per arm</text:p>
        </text:list-item>
        <text:list-item>
          <text:p text:style-name="P26">11–16 DOF per hand</text:p>
        </text:list-item>
      </text:list>
      <text:h text:style-name="P9" text:outline-level="3"><text:soft-page-break/><text:span text:style-name="Strong_20_Emphasis">Capabilities</text:span></text:h>
      <text:list text:style-name="L19">
        <text:list-item>
          <text:p text:style-name="P27">Precision grip (knife, spice jars)</text:p>
        </text:list-item>
        <text:list-item>
          <text:p text:style-name="P27">Power grip (pots, pans)</text:p>
        </text:list-item>
        <text:list-item>
          <text:p text:style-name="P27">Pinch grip (small items)</text:p>
        </text:list-item>
        <text:list-item>
          <text:p text:style-name="P27">Tactile feedback for texture detection</text:p>
        </text:list-item>
      </text:list>
      <text:p text:style-name="P3"/>
      <text:h text:style-name="P8" text:outline-level="2"><text:span text:style-name="Strong_20_Emphasis">5.3 AEC Encryption Specification</text:span></text:h>
      <text:h text:style-name="P9" text:outline-level="3"><text:span text:style-name="Strong_20_Emphasis">Daily Code Rotation</text:span></text:h>
      <text:list text:style-name="L20">
        <text:list-item>
          <text:p text:style-name="P28">A new encryption key generated every 24 hours</text:p>
        </text:list-item>
        <text:list-item>
          <text:p text:style-name="P28">Vendors sync via secure API</text:p>
        </text:list-item>
      </text:list>
      <text:h text:style-name="P9" text:outline-level="3"><text:span text:style-name="Strong_20_Emphasis">Encryption Standard</text:span></text:h>
      <text:list text:style-name="L21">
        <text:list-item>
          <text:p text:style-name="P29">AES-256 symmetric</text:p>
        </text:list-item>
        <text:list-item>
          <text:p text:style-name="P29">Optionally paired with RSA-4096 public-private key signing</text:p>
        </text:list-item>
      </text:list>
      <text:h text:style-name="P9" text:outline-level="3"><text:span text:style-name="Strong_20_Emphasis">Anti-Tamper</text:span></text:h>
      <text:list text:style-name="L22">
        <text:list-item>
          <text:p text:style-name="P30">HMAC signature</text:p>
        </text:list-item>
        <text:list-item>
          <text:p text:style-name="P30">Time-stamped</text:p>
        </text:list-item>
        <text:list-item>
          <text:p text:style-name="P30">Geolocation-locked (optional)</text:p>
        </text:list-item>
      </text:list>
      <text:h text:style-name="P9" text:outline-level="3"><text:span text:style-name="Strong_20_Emphasis">Readable Data (after decryption)</text:span></text:h>
      <text:list text:style-name="L23">
        <text:list-item>
          <text:p text:style-name="P31">Ingredient type</text:p>
        </text:list-item>
        <text:list-item>
          <text:p text:style-name="P31">Quantity</text:p>
        </text:list-item>
        <text:list-item>
          <text:p text:style-name="P31">Vendor authenticity</text:p>
        </text:list-item>
        <text:list-item>
          <text:p text:style-name="P31">Expiry</text:p>
        </text:list-item>
        <text:list-item>
          <text:p text:style-name="P31">Temperature stored</text:p>
        </text:list-item>
        <text:list-item>
          <text:p text:style-name="P31">Dietary flags</text:p>
        </text:list-item>
      </text:list>
      <text:p text:style-name="P3"/>
      <text:h text:style-name="P8" text:outline-level="2"><text:span text:style-name="Strong_20_Emphasis">5.4 Data Flow Diagram</text:span></text:h>
      <text:p text:style-name="P5"><text:span text:style-name="Source_20_Text">User → Mobile App → Cloud API → Recipe Engine</text:span></text:p>
      <text:p text:style-name="P6"><text:span text:style-name="Source_20_Text"><text:s text:c="33"/>↓</text:span></text:p>
      <text:p text:style-name="P6"><text:span text:style-name="Source_20_Text">Ingredients → AEC Scan → RoboChef CPU → Verify Code → Cloud AEC Server</text:span></text:p>
      <text:p text:style-name="P6"><text:span text:style-name="Source_20_Text"><text:s text:c="55"/>↓</text:span></text:p>
      <text:p text:style-name="P6"><text:span text:style-name="Source_20_Text"><text:s text:c="28"/>Humanoid Executes Cooking Steps</text:span></text:p>
      <text:p text:style-name="P6"><text:span text:style-name="Source_20_Text"><text:s text:c="33"/>↓</text:span></text:p>
      <text:p text:style-name="P7"><text:span text:style-name="Source_20_Text"><text:s text:c="30"/>Meal Ready</text:span></text:p>
      <text:p text:style-name="P3"/>
      <text:h text:style-name="P1" text:outline-level="1"><text:span text:style-name="Strong_20_Emphasis">6. Safety Systems</text:span></text:h>
      <text:h text:style-name="P8" text:outline-level="2"><text:span text:style-name="Strong_20_Emphasis">6.1 Humanoid Safety</text:span></text:h>
      <text:list text:style-name="L24">
        <text:list-item>
          <text:p text:style-name="P32">Emergency stop</text:p>
        </text:list-item>
        <text:list-item>
          <text:p text:style-name="P32">Motion-speed throttling if humans detected</text:p>
        </text:list-item>
        <text:list-item>
          <text:p text:style-name="P32">Heat &amp; fire detection</text:p>
        </text:list-item>
        <text:list-item>
          <text:p text:style-name="P32">Auto-shutoff if ingredient integrity fails</text:p>
        </text:list-item>
        <text:list-item>
          <text:p text:style-name="P32">Self-cleaning sanitization</text:p>
        </text:list-item>
      </text:list>
      <text:h text:style-name="P8" text:outline-level="2"><text:span text:style-name="Strong_20_Emphasis">6.2 Kitchen Safety</text:span></text:h>
      <text:list text:style-name="L25">
        <text:list-item>
          <text:p text:style-name="P33">Identify knives &amp; sharp objects</text:p>
        </text:list-item>
        <text:list-item>
          <text:p text:style-name="P33"><text:soft-page-break/>Avoid wet/slippery surfaces</text:p>
        </text:list-item>
        <text:list-item>
          <text:p text:style-name="P33">Spill detection</text:p>
        </text:list-item>
        <text:list-item>
          <text:p text:style-name="P33">Burn prevention</text:p>
        </text:list-item>
      </text:list>
      <text:p text:style-name="P3"/>
      <text:h text:style-name="P1" text:outline-level="1"><text:span text:style-name="Strong_20_Emphasis">7. Manufacturing Strategy</text:span></text:h>
      <text:p text:style-name="P2">Phase 1 — Partner with existing humanoid manufacturers<text:line-break/>Phase 2 — Customize humanoid hands and sensors<text:line-break/>Phase 3 — Add kitchen-specific toolkits<text:line-break/>Phase 4 — Mass production with lower-cost Asian manufacturing</text:p>
      <text:p text:style-name="P3"/>
      <text:h text:style-name="P1" text:outline-level="1"><text:span text:style-name="Strong_20_Emphasis">8. Patent Claim Support</text:span></text:h>
      <text:p text:style-name="P2">This document supports the patent claims for:</text:p>
      <text:h text:style-name="P9" text:outline-level="3"><text:span text:style-name="Strong_20_Emphasis">✔ The AEC ecosystem</text:span></text:h>
      <text:h text:style-name="P9" text:outline-level="3"><text:span text:style-name="Strong_20_Emphasis">✔ Daily rotating encryption key</text:span></text:h>
      <text:h text:style-name="P9" text:outline-level="3"><text:span text:style-name="Strong_20_Emphasis">✔ Humanoid acceptance/rejection protocol</text:span></text:h>
      <text:h text:style-name="P9" text:outline-level="3"><text:span text:style-name="Strong_20_Emphasis">✔ Integration of humanoid robotics into ANY kitchen</text:span></text:h>
      <text:h text:style-name="P9" text:outline-level="3"><text:span text:style-name="Strong_20_Emphasis">✔ AI-driven recipe execution powered by cloud training</text:span></text:h>
      <text:p text:style-name="P2">You now have <text:span text:style-name="Strong_20_Emphasis">a powerful, defensible, multi-layered system</text:span> ready for formal patent drafting.</text:p>
      <text:p text:style-name="P3"/>
      <text:h text:style-name="P1" text:outline-level="1">✅ <text:span text:style-name="Strong_20_Emphasis">Document #6 is complete.</text:span></text:h>
      <text:p text:style-name="P2">Would you like:</text:p>
      <text:h text:style-name="P9" text:outline-level="3"><text:span text:style-name="Strong_20_Emphasis">Document #7 — Business Plan / Investor Deck?</text:span></text:h>
      <text:h text:style-name="P9" text:outline-level="3"><text:span text:style-name="Strong_20_Emphasis">Document #8 — Patent Claims (formal legal claim language)?</text:span></text:h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7:22:08.777341500</meta:creation-date>
    <dc:date>2025-11-16T17:23:19.841459100</dc:date>
    <meta:editing-duration>PT1M11S</meta:editing-duration>
    <meta:editing-cycles>1</meta:editing-cycles>
    <meta:document-statistic meta:table-count="0" meta:image-count="0" meta:object-count="0" meta:page-count="6" meta:paragraph-count="220" meta:word-count="1082" meta:character-count="7726" meta:non-whitespace-character-count="6318"/>
    <meta:generator>LibreOffice/25.8.2.2$Windows_X86_64 LibreOffice_project/d401f2107ccab8f924a8e2df40f573aab7605b6f</meta:generator>
  </office:meta>
</office:document-meta>
</file>